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panFragmenter.SimpleSpanFragmenter( SpanScorer span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panFragmenter.start( String origina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SpanFragmenter.isNewFragment( Token tok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SpanFragmenter.SimpleSpanFragmenter( SpanScorer spanscorer , int 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